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6pt" fo:language="ca" fo:country="ES" style:text-underline-style="solid" style:text-underline-width="auto" style:text-underline-color="font-color" fo:font-weight="bold" officeooo:rsid="000f2853" officeooo:paragraph-rsid="000f285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fo:language="ca" fo:country="ES" style:text-underline-style="none" fo:font-weight="normal" officeooo:rsid="000f2853" officeooo:paragraph-rsid="000f285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language="ca" fo:country="ES" style:text-underline-style="solid" style:text-underline-width="auto" style:text-underline-color="font-color" fo:font-weight="normal" officeooo:rsid="000f2853" officeooo:paragraph-rsid="000f285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language="ca" fo:country="ES" style:text-underline-style="solid" style:text-underline-width="auto" style:text-underline-color="font-color" fo:font-weight="bold" officeooo:rsid="000f2853" officeooo:paragraph-rsid="000f2853" style:font-weight-asian="bold" style:font-weight-complex="bold"/>
    </style:style>
    <style:style style:name="T1" style:family="text">
      <style:text-properties officeooo:rsid="0011e6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</text:p>
      <text:p text:style-name="P1"/>
      <text:p text:style-name="P2">La pràctica ens planteja la creació d’un Sistema Basat en el Coneixement amb la finalitat de solucionar un problema concret, generar una rutina a mida que s’adapti a les diferents necessitats <text:span text:style-name="T1">i</text:span> problemes de la gent gran <text:span text:style-name="T1">que la requereixi</text:span>. <text:s/>El programa resultant haurà de tenir en compte tots els aspectes que poden influir en la gent gran com hàbits, malalties, forma física... <text:span text:style-name="T1">i retornarà un conjunt d’exercicis que aniran enfocats a la meva millora de la salut de la persona tractada.</text:span></text:p>
      <text:p text:style-name="P2"/>
      <text:p text:style-name="P3">Descripció del domini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0:56:02.226785389</meta:creation-date>
    <dc:date>2018-11-20T11:38:13.847808105</dc:date>
    <meta:editing-duration>PT10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86" meta:character-count="519" meta:non-whitespace-character-count="435"/>
  </office:meta>
</office:document-meta>
</file>